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aco" svg:font-family="Monaco, Consolas, 'Bitstream Vera Sans Mono', 'Courier New', Courier, monospace"/>
    <style:font-face style:name="apple-system" svg:font-family="apple-system, BlinkMacSystemFont, 'Segoe UI', Helvetica, Arial, sans-serif, 'Apple Color Emoji', 'Segoe UI Emoji'"/>
    <style:font-face style:name="tahoma" svg:font-family="tahoma, verdana, sans-serif"/>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2" style:family="table">
      <style:table-properties style:width="17.59cm" table:align="left"/>
    </style:style>
    <style:style style:name="Tabla2.A" style:family="table-column">
      <style:table-column-properties style:column-width="1.298cm"/>
    </style:style>
    <style:style style:name="Tabla2.B" style:family="table-column">
      <style:table-column-properties style:column-width="1.997cm"/>
    </style:style>
    <style:style style:name="Tabla2.C" style:family="table-column">
      <style:table-column-properties style:column-width="14.295cm"/>
    </style:style>
    <style:style style:name="Tabla2.A1" style:family="table-cell">
      <style:table-cell-properties style:vertical-align="middle" fo:padding-left="0.344cm" fo:padding-right="0.344cm" fo:padding-top="0.159cm" fo:padding-bottom="0.159cm" fo:border="0.05pt solid #000000"/>
    </style:style>
    <style:style style:name="Tabla1" style:family="table">
      <style:table-properties style:width="8.689cm" table:align="left"/>
    </style:style>
    <style:style style:name="Tabla1.A" style:family="table-column">
      <style:table-column-properties style:column-width="0.568cm"/>
    </style:style>
    <style:style style:name="Tabla1.B" style:family="table-column">
      <style:table-column-properties style:column-width="8.121cm"/>
    </style:style>
    <style:style style:name="Tabla1.A1" style:family="table-cell">
      <style:table-cell-properties style:vertical-align="middle" fo:padding="0cm" fo:border="none"/>
    </style:style>
    <style:style style:name="P1" style:family="paragraph" style:parent-style-name="Standard">
      <style:text-properties officeooo:rsid="00110a72" officeooo:paragraph-rsid="00110a72"/>
    </style:style>
    <style:style style:name="P2" style:family="paragraph" style:parent-style-name="Standard">
      <style:text-properties officeooo:rsid="00110a72" officeooo:paragraph-rsid="0012da61"/>
    </style:style>
    <style:style style:name="P3" style:family="paragraph" style:parent-style-name="Standard">
      <style:text-properties officeooo:paragraph-rsid="00110a72"/>
    </style:style>
    <style:style style:name="P4" style:family="paragraph" style:parent-style-name="Standard">
      <style:text-properties fo:font-size="10pt" officeooo:rsid="00110a72" officeooo:paragraph-rsid="0012da61" style:font-size-asian="10pt" style:font-size-complex="10pt"/>
    </style:style>
    <style:style style:name="P5" style:family="paragraph" style:parent-style-name="Text_20_body">
      <style:text-properties fo:font-variant="normal" fo:text-transform="none" fo:color="#333333" style:font-name="tahoma" fo:font-size="9pt" fo:letter-spacing="normal" fo:font-style="normal" fo:font-weight="normal" officeooo:rsid="00110a72" officeooo:paragraph-rsid="0012da61"/>
    </style:style>
    <style:style style:name="P6"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333333" style:font-name="tahoma" fo:font-size="9pt" fo:letter-spacing="normal" fo:font-style="normal" fo:font-weight="normal"/>
    </style:style>
    <style:style style:name="P7" style:family="paragraph" style:parent-style-name="Table_20_Contents">
      <style:paragraph-properties fo:margin-left="0cm" fo:margin-right="0cm" fo:margin-top="0cm" fo:margin-bottom="0cm" loext:contextual-spacing="false" fo:text-align="end" style:justify-single-word="false" fo:text-indent="0cm" style:auto-text-indent="false"/>
      <style:text-properties fo:font-variant="normal" fo:text-transform="none" fo:color="#afafaf" style:font-name="DejaVu Sans" fo:font-size="10.5pt" fo:font-style="normal" fo:font-weight="normal" fo:background-color="#ffffff" style:font-size-asian="10.5pt" style:font-size-complex="10.5pt" loext:padding="0cm" loext:border="none"/>
    </style:style>
    <style:style style:name="P8"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font-variant="normal" fo:text-transform="none" style:font-name="DejaVu Sans" fo:font-size="10.5pt" fo:background-color="#ffffff" style:font-size-asian="10.5pt" style:font-size-complex="10.5pt" loext:padding="0cm" loext:border="none"/>
    </style:style>
    <style:style style:name="P9"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10"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officeooo:paragraph-rsid="001671ca"/>
    </style:style>
    <style:style style:name="P11" style:family="paragraph" style:parent-style-name="Table_20_Contents">
      <style:paragraph-properties fo:text-align="center" style:justify-single-word="false"/>
      <style:text-properties fo:font-variant="normal" fo:text-transform="none" fo:color="#24292e" style:font-name="apple-system" fo:font-size="8pt" fo:letter-spacing="normal" fo:font-style="normal" fo:font-weight="normal" style:font-size-asian="8pt" style:font-size-complex="8pt"/>
    </style:style>
    <style:style style:name="P12" style:family="paragraph" style:parent-style-name="Table_20_Contents">
      <style:paragraph-properties fo:text-align="center" style:justify-single-word="false"/>
      <style:text-properties fo:font-size="10pt" style:font-size-asian="10pt" style:font-size-complex="10pt"/>
    </style:style>
    <style:style style:name="P13" style:family="paragraph" style:parent-style-name="Table_20_Contents">
      <style:paragraph-properties fo:text-align="center" style:justify-single-word="false"/>
      <style:text-properties fo:font-size="8pt" style:font-size-asian="8pt" style:font-size-complex="8pt"/>
    </style:style>
    <style:style style:name="P14" style:family="paragraph" style:parent-style-name="Table_20_Heading">
      <style:paragraph-properties fo:text-align="center" style:justify-single-word="false"/>
      <style:text-properties fo:font-size="10pt" fo:font-weight="bold" style:font-size-asian="10pt" style:font-size-complex="10pt"/>
    </style:style>
    <style:style style:name="P15" style:family="paragraph" style:parent-style-name="Table_20_Heading">
      <style:paragraph-properties fo:text-align="center" style:justify-single-word="false"/>
      <style:text-properties fo:font-size="10pt" fo:font-weight="bold" officeooo:rsid="001968f5" style:font-size-asian="10pt" style:font-size-complex="10pt"/>
    </style:style>
    <style:style style:name="P16" style:family="paragraph" style:parent-style-name="Table_20_Heading">
      <style:paragraph-properties fo:text-align="center" style:justify-single-word="false"/>
      <style:text-properties fo:font-size="10pt" fo:font-weight="bold" officeooo:rsid="001968f5" officeooo:paragraph-rsid="001968f5" style:font-size-asian="10pt" style:font-size-complex="10pt"/>
    </style:style>
    <style:style style:name="P17"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333333" style:font-name="tahoma" fo:font-size="9pt" fo:letter-spacing="normal" fo:font-style="normal" fo:font-weight="normal"/>
    </style:style>
    <style:style style:name="P18" style:family="paragraph" style:parent-style-name="Table_20_Contents">
      <style:paragraph-properties fo:text-align="center" style:justify-single-word="false"/>
      <style:text-properties fo:font-variant="normal" fo:text-transform="none" fo:color="#24292e" style:font-name="apple-system" fo:font-size="8pt" fo:letter-spacing="normal" fo:font-style="normal" fo:font-weight="normal" style:font-size-asian="8pt" style:font-size-complex="8pt"/>
    </style:style>
    <style:style style:name="T1" style:family="text">
      <style:text-properties officeooo:rsid="00110a72"/>
    </style:style>
    <style:style style:name="T2" style:family="text">
      <style:text-properties officeooo:rsid="001513aa"/>
    </style:style>
    <style:style style:name="T3" style:family="text">
      <style:text-properties fo:font-variant="normal" fo:text-transform="none" fo:color="#000000" style:font-name="DejaVu Sans" fo:font-size="10.5pt" fo:font-style="normal" fo:font-weight="normal" fo:background-color="#ffffff" loext:char-shading-value="0" style:font-size-asian="10.5pt" style:font-size-complex="10.5pt" loext:padding="0cm" loext:border="none"/>
    </style:style>
    <style:style style:name="T4" style:family="text">
      <style:text-properties fo:font-variant="normal" fo:text-transform="none" fo:color="#009900" style:font-name="DejaVu Sans" fo:font-size="10.5pt" fo:font-style="normal" fo:font-weight="normal" fo:background-color="#ffffff" loext:char-shading-value="0" style:font-size-asian="10.5pt" style:font-size-complex="10.5pt" loext:padding="0cm" loext:border="none"/>
    </style:style>
    <style:style style:name="T5" style:family="text">
      <style:text-properties fo:font-variant="normal" fo:text-transform="none" style:font-name="DejaVu Sans" fo:font-size="10.5pt" fo:background-color="#ffffff" loext:char-shading-value="0" style:font-size-asian="10.5pt" style:font-size-complex="10.5pt" loext:padding="0cm" loext:border="none"/>
    </style:style>
    <style:style style:name="T6" style:family="text">
      <style:text-properties fo:font-variant="normal" fo:text-transform="none" style:font-name="DejaVu Sans" fo:font-size="10.5pt" fo:font-style="normal" fo:font-weight="normal" fo:background-color="#ffffff" loext:char-shading-value="0" style:font-size-asian="10.5pt" style:font-size-complex="10.5pt" loext:padding="0cm" loext:border="none"/>
    </style:style>
    <style:style style:name="T7" style:family="text">
      <style:text-properties fo:font-variant="normal" fo:text-transform="none" fo:color="#24292e" style:font-name="apple-system" fo:letter-spacing="normal" fo:font-style="normal" fo:font-weight="normal"/>
    </style:style>
    <style:style style:name="T8" style:family="text">
      <style:text-properties officeooo:rsid="001671ca"/>
    </style:style>
    <style:style style:name="T9" style:family="text">
      <style:text-properties officeooo:rsid="001968f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yecto libasm</text:p>
      <text:p text:style-name="P1"/>
      <text:p text:style-name="P1">Su biblioteca se debe llamar libasm.a </text:p>
      <text:p text:style-name="P1">• Tiene que entregar un main que probará sus funciones y compilará con su biblioteca para mostrar que funciona. </text:p>
      <text:p text:style-name="P1">• Tiene que escribir las funciones siguientes: </text:p>
      <text:p text:style-name="P1"><text:tab/>◦ ft_strlen (man 3 strlen) </text:p>
      <text:p text:style-name="P1"><text:tab/>◦ ft_strcpy (man 3 strcpy)</text:p>
      <text:p text:style-name="P1"><text:tab/>◦ ft_strcmp (man 3 strcmp) </text:p>
      <text:p text:style-name="P1"><text:tab/>◦ ft_write (man 2 write) </text:p>
      <text:p text:style-name="P1"><text:tab/>◦ ft_read (man 2 read) </text:p>
      <text:p text:style-name="P1"><text:tab/>◦ ft_strdup (man 3 strdup, se autoriza malloc) </text:p>
      <text:p text:style-name="P1">• Debe verificar los errores durante las syscalls et reenviarlas correctamente. </text:p>
      <text:p text:style-name="P3"><text:span text:style-name="T1">• Vuestro código debe permitir la lectura de la variable errno (de &lt;</text:span>errno.h&gt;) desde un fichero .c</text:p>
      <text:p text:style-name="P1">• Para esto, está autorizado extern ___error</text:p>
      <text:p text:style-name="P1"/>
      <text:p text:style-name="P1">Parte extra:</text:p>
      <text:p text:style-name="P1"/>
      <text:p text:style-name="P1">Puede volver a escribir las funciones siguientes en asm: </text:p>
      <text:p text:style-name="P1"/>
      <text:p text:style-name="P1">La lista enlazada utilizará la estructura siguiente: </text:p>
      <text:p text:style-name="P1">typedef struct <text:tab/><text:tab/>s_list </text:p>
      <text:p text:style-name="P1">{ </text:p>
      <text:p text:style-name="P1"><text:tab/>void *data; </text:p>
      <text:p text:style-name="P1"><text:tab/>struct s_list *next; </text:p>
      <text:p text:style-name="P1">} <text:tab/><text:tab/><text:tab/>t_list; </text:p>
      <text:p text:style-name="P1"/>
      <text:p text:style-name="P1">• ft_atoi_base (Como la de la piscina) </text:p>
      <text:p text:style-name="P1">• ft_list_push_front (Como la de la piscina) </text:p>
      <text:p text:style-name="P1">• ft_list_size (Como la de la piscina) </text:p>
      <text:p text:style-name="P1">• ft_list_sort (Como la de la piscina) </text:p>
      <text:p text:style-name="P1">• ft_list_remove_if (Como la de la piscina)</text:p>
      <text:p text:style-name="P1"/>
      <text:p text:style-name="P2">• Tiene que escribir en asm 64 bits. Cuidado con las “calling convention”, es decir el protocolo de llamadas entre funciones. </text:p>
      <text:p text:style-name="P2">• Tiene que entregar archivos ’.s’ y no asm inline </text:p>
      <text:p text:style-name="P2">• Debe compilar su código con nasm </text:p>
      <text:p text:style-name="P2">• Debe utilizar la sintaxis Intel y no la de AT&amp;T.</text:p>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Existen 8 registros denominados “de propósito general”:</text:p>
      <text:p text:style-name="P2">EAX (Accumulator). Para operaciones aritméticas.</text:p>
      <text:p text:style-name="P2">ECX (Counter). Contador para bucles (como la variable ’i’ en C).3.1. EL IA32 23</text:p>
      <text:p text:style-name="P2">EDX (Data). Para operaciones aritméticas y de Entrada/Salida.</text:p>
      <text:p text:style-name="P2">EBX (Base). Puntero a datos o a primer elemento del vector (la base del vector).</text:p>
      <text:p text:style-name="P2">ESI (Source Index). Puntero a origen o indice de origen.</text:p>
      <text:p text:style-name="P2">EDI (Destination Index). Puntero a destino o indice a destino.</text:p>
      <text:p text:style-name="P2">ESP (Stack Pointer). Puntero ala cima de a la pila.</text:p>
      <text:p text:style-name="P2">EBP (Stack Base Pointer). Puntero a la base de la pila.</text:p>
      <text:p text:style-name="P2"/>
      <text:p text:style-name="P2">A parte de estos ocho registros de propósito general, existen dos registros</text:p>
      <text:p text:style-name="P2">especiales:</text:p>
      <text:p text:style-name="P2">Flags: Es un registro donde cada uno de sus 32 bits nos informa de una</text:p>
      <text:p text:style-name="P2">cosa diferente. Hay cuatro flags especialmente importantes:</text:p>
      <text:p text:style-name="P2"><text:tab/>• Flag 0. CF : Carry Flag. El bit de este flag (el bit número 0 del registro de flags) vale 1 si en la <text:tab/>última operación aritmética ha sucedido un ’carry’ (suma) o un ’borrow’ (resta) más allá del <text:tab/>último. Considerando que era una operación sin signo.</text:p>
      <text:p text:style-name="P2"><text:tab/>• Flag 6. ZF : Zero Flag. 1 si el resultado de la última operación es 0.</text:p>
      <text:p text:style-name="P2"><text:tab/>• Flag 7. SF : Sign Flag. 1 si el resultado de la última operación es un número negativo.</text:p>
      <text:p text:style-name="P2"><text:tab/>• Flag 11. OF : Overflow Flag. 1 si el valor resultante de la última operación es demasiado grande para caber en un registro, en el caso de que esta fuera una operación con signo.</text:p>
      <text:p text:style-name="P2">EIP (Instruction Pointer) Contiene la dirección de memoria donde empieza la próxima instrucción a ejecutar, a no ser que se produzca un salto o una llamada a subrutina (función).</text:p>
      <text:p text:style-name="P4"/>
      <table:table table:name="Tabla2" table:style-name="Tabla2">
        <table:table-column table:style-name="Tabla2.A"/>
        <table:table-column table:style-name="Tabla2.B"/>
        <table:table-column table:style-name="Tabla2.C"/>
        <table:table-header-rows>
          <table:table-row>
            <table:table-cell table:style-name="Tabla2.A1" office:value-type="string">
              <text:p text:style-name="P14">Bit</text:p>
            </table:table-cell>
            <table:table-cell table:style-name="Tabla2.A1" office:value-type="string">
              <text:p text:style-name="P16">Etiqueta</text:p>
            </table:table-cell>
            <table:table-cell table:style-name="Tabla2.A1" office:value-type="string">
              <text:p text:style-name="P15">Descripción</text:p>
            </table:table-cell>
          </table:table-row>
        </table:table-header-rows>
        <table:table-row>
          <table:table-cell table:style-name="Tabla2.A1" office:value-type="string">
            <text:p text:style-name="P12">0</text:p>
          </table:table-cell>
          <table:table-cell table:style-name="Tabla2.A1" office:value-type="string">
            <text:p text:style-name="P12">CF</text:p>
          </table:table-cell>
          <table:table-cell table:style-name="Tabla2.A1" office:value-type="string">
            <text:p text:style-name="P11">Carry Flag-<text:span text:style-name="T9">Llevar bandera</text:span>: establecido por instrucciones aritméticas que generan un acarreo o un préstamo.</text:p>
          </table:table-cell>
        </table:table-row>
        <table:table-row>
          <table:table-cell table:style-name="Tabla2.A1" office:value-type="string">
            <text:p text:style-name="P12">2</text:p>
          </table:table-cell>
          <table:table-cell table:style-name="Tabla2.A1" office:value-type="string">
            <text:p text:style-name="P12">PF</text:p>
          </table:table-cell>
          <table:table-cell table:style-name="Tabla2.A1" office:value-type="string">
            <text:p text:style-name="P11">Parity Flag-Indicador de paridad: establecido por la mayoría de las instrucciones de la CPU si el menos significativo (también conocido como bits de orden inferior) del operando de destino contiene un número par de unos. Ya no se usa mucho</text:p>
          </table:table-cell>
        </table:table-row>
        <table:table-row>
          <table:table-cell table:style-name="Tabla2.A1" office:value-type="string">
            <text:p text:style-name="P12">4</text:p>
          </table:table-cell>
          <table:table-cell table:style-name="Tabla2.A1" office:value-type="string">
            <text:p text:style-name="P12">AF</text:p>
          </table:table-cell>
          <table:table-cell table:style-name="Tabla2.A1" office:value-type="string">
            <text:p text:style-name="P11">Auxiliary Carry Flag-Bandera de acarreo auxiliar: se establece si hay un acarreo o préstamo que involucre el bit 4 de EAX. Se establece cuando una instrucción de CPU genera un acarreo o un préstamo de los 4 bits de orden inferior de un operando. Esta bandera se utiliza para aritmética decimal codificada en binario (BCD).</text:p>
          </table:table-cell>
        </table:table-row>
        <table:table-row>
          <table:table-cell table:style-name="Tabla2.A1" office:value-type="string">
            <text:p text:style-name="P12">6</text:p>
          </table:table-cell>
          <table:table-cell table:style-name="Tabla2.A1" office:value-type="string">
            <text:p text:style-name="P12">ZF</text:p>
          </table:table-cell>
          <table:table-cell table:style-name="Tabla2.A1" office:value-type="string">
            <text:p text:style-name="P11">Zero Flag-Bandera de cero: establecida por la mayoría de las instrucciones si el resultado de una operación es cero binario.</text:p>
          </table:table-cell>
        </table:table-row>
        <table:table-row>
          <table:table-cell table:style-name="Tabla2.A1" office:value-type="string">
            <text:p text:style-name="P12">7</text:p>
          </table:table-cell>
          <table:table-cell table:style-name="Tabla2.A1" office:value-type="string">
            <text:p text:style-name="P12">SF</text:p>
          </table:table-cell>
          <table:table-cell table:style-name="Tabla2.A1" office:value-type="string">
            <text:p text:style-name="P13"><text:span text:style-name="T7">Sign Flag-Bandera de signo: la mayoría de las operaciones establecen este bit igual que el bit más significativo (MSB) (también conocido como bit de orden superior) del resultado. 0 es positivo, 1 es negativo. id est: 0xFFFFFFFE es -2, 0xFFFFFFFF es -1 y 0x00000001 es 1.</text:span> </text:p>
          </table:table-cell>
        </table:table-row>
        <table:table-row>
          <table:table-cell table:style-name="Tabla2.A1" office:value-type="string">
            <text:p text:style-name="P12">8</text:p>
          </table:table-cell>
          <table:table-cell table:style-name="Tabla2.A1" office:value-type="string">
            <text:p text:style-name="P12">TF</text:p>
          </table:table-cell>
          <table:table-cell table:style-name="Tabla2.A1" office:value-type="string">
            <text:p text:style-name="P11">Trap Flag-Indicador de trampa: (a veces denominado indicador de seguimiento). Permite la ejecución de programas en un solo paso. Después de ejecutar una sola instrucción, el procesador genera una excepción interna 1. Cuando un programa establece el indicador de trampa, el procesador genera una interrupción de un solo paso después de cada instrucción. Un programa de depuración puede utilizar esta función para ejecutar un programa una instrucción a la vez.</text:p>
          </table:table-cell>
        </table:table-row>
        <table:table-row>
          <table:table-cell table:style-name="Tabla2.A1" office:value-type="string">
            <text:p text:style-name="P12">9</text:p>
          </table:table-cell>
          <table:table-cell table:style-name="Tabla2.A1" office:value-type="string">
            <text:p text:style-name="P12">IF</text:p>
          </table:table-cell>
          <table:table-cell table:style-name="Tabla2.A1" office:value-type="string">
            <text:p text:style-name="P13"><text:span text:style-name="T7">Interrupt Enable Flag-Indicador de habilitación de interrupciones: cuando se establece, el procesador reconoce las interrupciones externas en el pin INTR. Cuando se establece, las </text:span><text:soft-page-break/><text:span text:style-name="T7">interrupciones se reconocen y se actúa a medida que se reciben. El bit se puede borrar para desactivar temporalmente el procesamiento de interrupciones.</text:span></text:p>
          </table:table-cell>
        </table:table-row>
        <table:table-row>
          <table:table-cell table:style-name="Tabla2.A1" office:value-type="string">
            <text:p text:style-name="P12">10</text:p>
          </table:table-cell>
          <table:table-cell table:style-name="Tabla2.A1" office:value-type="string">
            <text:p text:style-name="P12">DF</text:p>
          </table:table-cell>
          <table:table-cell table:style-name="Tabla2.A1" office:value-type="string">
            <text:p text:style-name="P11">Direction Flag-Indicador de dirección: se establece y se borra mediante las instrucciones STD y CLD. Se utiliza en el procesamiento de cadenas. Cuando se establece en 1, las operaciones de cadena se procesan desde direcciones altas a direcciones bajas. Si se borra, las operaciones de cadena se procesan desde direcciones bajas hasta direcciones altas.</text:p>
          </table:table-cell>
        </table:table-row>
        <table:table-row>
          <table:table-cell table:style-name="Tabla2.A1" office:value-type="string">
            <text:p text:style-name="P12">11</text:p>
          </table:table-cell>
          <table:table-cell table:style-name="Tabla2.A1" office:value-type="string">
            <text:p text:style-name="P12">OF</text:p>
          </table:table-cell>
          <table:table-cell table:style-name="Tabla2.A1" office:value-type="string">
            <text:p text:style-name="P11">Overflow Flag-Indicador de desbordamiento: la mayoría de las instrucciones aritméticas establecen este bit, lo que indica que el resultado era demasiado grande para caber en el destino. Cuando se establece, indica que el resultado de una operación es demasiado grande o demasiado pequeño para caber en el operando de destino.</text:p>
          </table:table-cell>
        </table:table-row>
        <table:table-row>
          <table:table-cell table:style-name="Tabla2.A1" office:value-type="string">
            <text:p text:style-name="P12">12-13</text:p>
          </table:table-cell>
          <table:table-cell table:style-name="Tabla2.A1" office:value-type="string">
            <text:p text:style-name="P12">IOPL</text:p>
          </table:table-cell>
          <table:table-cell table:style-name="Tabla2.A1" office:value-type="string">
            <text:p text:style-name="P11">Input/Output privilege level flags-Indicadores de nivel de privilegio de entrada / salida: se utilizan en modo protegido para generar cuatro niveles de seguridad.Indicador de tarea anidada: se utiliza en modo protegido. Cuando se establece, indica que una tarea del sistema ha invocado a otra mediante una instrucción CALL, en lugar de un JMP.</text:p>
          </table:table-cell>
        </table:table-row>
        <table:table-row>
          <table:table-cell table:style-name="Tabla2.A1" office:value-type="string">
            <text:p text:style-name="P12">14</text:p>
          </table:table-cell>
          <table:table-cell table:style-name="Tabla2.A1" office:value-type="string">
            <text:p text:style-name="P12">NT</text:p>
          </table:table-cell>
          <table:table-cell table:style-name="Tabla2.A1" office:value-type="string">
            <text:p text:style-name="P13">Nested Task Flag-<text:span text:style-name="T7">Indicador de tarea anidada: se utiliza en modo protegido. Cuando se establece, indica que una tarea del sistema ha invocado a otra mediante una instrucción CALL, en lugar de un JMP.</text:span></text:p>
          </table:table-cell>
        </table:table-row>
        <table:table-row>
          <table:table-cell table:style-name="Tabla2.A1" office:value-type="string">
            <text:p text:style-name="P12">16</text:p>
          </table:table-cell>
          <table:table-cell table:style-name="Tabla2.A1" office:value-type="string">
            <text:p text:style-name="P12">RF</text:p>
          </table:table-cell>
          <table:table-cell table:style-name="Tabla2.A1" office:value-type="string">
            <text:p text:style-name="P13">Resume Flag-<text:span text:style-name="T7">Bandera de reanudación: utilizada por los registros de depuración DR6 y DR7. Le permite desactivar ciertas excepciones mientras depura el código.</text:span></text:p>
          </table:table-cell>
        </table:table-row>
      </table:table>
      <text:p text:style-name="P4"/>
      <text:p text:style-name="P2">En el IA32 tenemos los siguientes tipos de datos:</text:p>
      <text:p text:style-name="P2">Byte: 8 bits. (b)</text:p>
      <text:p text:style-name="P2">Word: 16 bits. (w)</text:p>
      <text:p text:style-name="P2">Long: 32 bits. (l)</text:p>
      <text:p text:style-name="P2">Posiciones de memoria (también de 32 bits).</text:p>
      <text:p text:style-name="P2"/>
      <text:p text:style-name="P2">El formato <text:span text:style-name="T2">típico</text:span> de una instrucción es:</text:p>
      <text:p text:style-name="P2"><text:span text:style-name="T2">INSTRUCCIÓN</text:span> OPERADOR1 OPERADOR2</text:p>
      <text:p text:style-name="P2">Donde al operador2 también se lo conoce como “operador de destino”</text:p>
      <text:p text:style-name="P2">También tenemos instrucciones que trabajan con un único operador:</text:p>
      <text:p text:style-name="P2">INSTRUCCION OPERADOR1</text:p>
      <text:p text:style-name="P2"/>
      <text:p text:style-name="P2"/>
      <text:p text:style-name="P2"/>
      <text:p text:style-name="P2"/>
      <text:p text:style-name="P5"><text:span text:style-name="T8">V</text:span>irtudes de los números hexadecimales:</text:p>
      <text:p text:style-name="P6">*La conversión entre Hexadecimal y Binario se puede hacer mentalmente de manera muy rápida.</text:p>
      <text:p text:style-name="P6">*Con solo ver un número hexadecimal podemos saber cuantos bits se necesitan para representarlo.</text:p>
      <text:p text:style-name="P6">*Podemos saber si un entero es positivo o negativo con solo ver su primer cifra hexadecimal.</text:p>
      <text:p text:style-name="P6">*En cuanto a las posiciones de memoria. Podemos saber si están alineadas adecuadamente por la cantidad de ceros al final.</text:p>
      <text:p text:style-name="P6">*No importa que número representemos, mientras solo usemos 2 cifras no sobrepasaremos el límite de un byte. Lo mismo aplica para las 4 cifras en un word(l6 bits) y 8 cifras para el DWORD (32 bits)</text:p>
      <text:p text:style-name="P6">*El máximo número representable por un byte es ‘FF’, de un word es ‘FFFF’ y de un dword es ‘FFFFFFFF’. En el caso de la aritmética entera, estos números también significan menos uno.</text:p>
      <text:p text:style-name="P2"><text:soft-page-break/></text:p>
      <table:table table:name="Tabla1" table:style-name="Tabla1">
        <table:table-column table:style-name="Tabla1.A"/>
        <table:table-column table:style-name="Tabla1.B"/>
        <table:table-row>
          <table:table-cell table:style-name="Tabla1.A1" office:value-type="string">
            <text:p text:style-name="P7">1</text:p>
            <text:p text:style-name="P7">2</text:p>
            <text:p text:style-name="P7">3</text:p>
            <text:p text:style-name="P7">4</text:p>
            <text:p text:style-name="P7">5</text:p>
            <text:p text:style-name="P7">6</text:p>
            <text:p text:style-name="P7">7</text:p>
            <text:p text:style-name="P7">8</text:p>
            <text:p text:style-name="P7">9</text:p>
            <text:p text:style-name="P7">10</text:p>
            <text:p text:style-name="P7">11</text:p>
            <text:p text:style-name="P7">12</text:p>
            <text:p text:style-name="P7">13</text:p>
            <text:p text:style-name="P7">14</text:p>
            <text:p text:style-name="P7">15</text:p>
            <text:p text:style-name="P7">16</text:p>
            <text:p text:style-name="P7">17</text:p>
            <text:p text:style-name="P7">18</text:p>
            <text:p text:style-name="P7">19</text:p>
            <text:p text:style-name="P7">20</text:p>
            <text:p text:style-name="P7">21</text:p>
            <text:p text:style-name="P7">22</text:p>
            <text:p text:style-name="P7">23</text:p>
            <text:p text:style-name="P7">24</text:p>
            <text:p text:style-name="P7">25</text:p>
            <text:p text:style-name="P7">26</text:p>
            <text:p text:style-name="P7">27</text:p>
            <text:p text:style-name="P7">28</text:p>
            <text:p text:style-name="P7">29</text:p>
            <text:p text:style-name="P7">30</text:p>
            <text:p text:style-name="P7">31</text:p>
            <text:p text:style-name="P7">32</text:p>
            <text:p text:style-name="P7">33</text:p>
          </table:table-cell>
          <table:table-cell table:style-name="Tabla1.A1" office:value-type="string">
            <text:p text:style-name="P9"><text:span text:style-name="Source_20_Text"><text:span text:style-name="T3">DECIMAL   HEXADECIMAL      BINARIO</text:span></text:span></text:p>
            <text:p text:style-name="P8"> </text:p>
            <text:p text:style-name="P9"><text:span text:style-name="Source_20_Text"><text:span text:style-name="T5">      </text:span></text:span><text:span text:style-name="Source_20_Text"><text:span text:style-name="T4">0</text:span></text:span><text:span text:style-name="T6">             </text:span><text:span text:style-name="Source_20_Text"><text:span text:style-name="T4">0</text:span></text:span><text:span text:style-name="T6">          <text:s text:c="14"/></text:span><text:span text:style-name="Source_20_Text"><text:span text:style-name="T4">0000</text:span></text:span></text:p>
            <text:p text:style-name="P8"> </text:p>
            <text:p text:style-name="P10"><text:span text:style-name="Source_20_Text"><text:span text:style-name="T5">      </text:span></text:span><text:span text:style-name="Source_20_Text"><text:span text:style-name="T4">1</text:span></text:span><text:span text:style-name="T6">             </text:span><text:span text:style-name="Source_20_Text"><text:span text:style-name="T4">1</text:span></text:span><text:span text:style-name="T6">          <text:s text:c="14"/></text:span><text:span text:style-name="Source_20_Text"><text:span text:style-name="T4">0001</text:span></text:span></text:p>
            <text:p text:style-name="P8"> </text:p>
            <text:p text:style-name="P10"><text:span text:style-name="Source_20_Text"><text:span text:style-name="T5">      </text:span></text:span><text:span text:style-name="Source_20_Text"><text:span text:style-name="T4">2</text:span></text:span><text:span text:style-name="T6">             </text:span><text:span text:style-name="Source_20_Text"><text:span text:style-name="T4">2</text:span></text:span><text:span text:style-name="T6">          <text:s text:c="14"/></text:span><text:span text:style-name="Source_20_Text"><text:span text:style-name="T4">0010</text:span></text:span></text:p>
            <text:p text:style-name="P8"> </text:p>
            <text:p text:style-name="P10"><text:span text:style-name="Source_20_Text"><text:span text:style-name="T5">      </text:span></text:span><text:span text:style-name="Source_20_Text"><text:span text:style-name="T4">3</text:span></text:span><text:span text:style-name="T6">             </text:span><text:span text:style-name="Source_20_Text"><text:span text:style-name="T4">3</text:span></text:span><text:span text:style-name="T6">          <text:s text:c="14"/></text:span><text:span text:style-name="Source_20_Text"><text:span text:style-name="T4">0011</text:span></text:span></text:p>
            <text:p text:style-name="P8"> </text:p>
            <text:p text:style-name="P10"><text:span text:style-name="Source_20_Text"><text:span text:style-name="T5">      </text:span></text:span><text:span text:style-name="Source_20_Text"><text:span text:style-name="T4">4</text:span></text:span><text:span text:style-name="T6">             </text:span><text:span text:style-name="Source_20_Text"><text:span text:style-name="T4">4</text:span></text:span><text:span text:style-name="T6">          <text:s text:c="14"/></text:span><text:span text:style-name="Source_20_Text"><text:span text:style-name="T4">0100</text:span></text:span></text:p>
            <text:p text:style-name="P8"> </text:p>
            <text:p text:style-name="P10"><text:span text:style-name="Source_20_Text"><text:span text:style-name="T5">      </text:span></text:span><text:span text:style-name="Source_20_Text"><text:span text:style-name="T4">5</text:span></text:span><text:span text:style-name="T6">             </text:span><text:span text:style-name="Source_20_Text"><text:span text:style-name="T4">5</text:span></text:span><text:span text:style-name="T6">          <text:s text:c="14"/></text:span><text:span text:style-name="Source_20_Text"><text:span text:style-name="T4">0101</text:span></text:span></text:p>
            <text:p text:style-name="P8"> </text:p>
            <text:p text:style-name="P10"><text:span text:style-name="Source_20_Text"><text:span text:style-name="T5">      </text:span></text:span><text:span text:style-name="Source_20_Text"><text:span text:style-name="T4">6</text:span></text:span><text:span text:style-name="T6">             </text:span><text:span text:style-name="Source_20_Text"><text:span text:style-name="T4">6</text:span></text:span><text:span text:style-name="T6">          <text:s text:c="14"/></text:span><text:span text:style-name="Source_20_Text"><text:span text:style-name="T4">0110</text:span></text:span></text:p>
            <text:p text:style-name="P8"> </text:p>
            <text:p text:style-name="P10"><text:span text:style-name="Source_20_Text"><text:span text:style-name="T5">      </text:span></text:span><text:span text:style-name="Source_20_Text"><text:span text:style-name="T4">7</text:span></text:span><text:span text:style-name="T6">             </text:span><text:span text:style-name="Source_20_Text"><text:span text:style-name="T4">7</text:span></text:span><text:span text:style-name="T6">          <text:s text:c="14"/></text:span><text:span text:style-name="Source_20_Text"><text:span text:style-name="T4">0111</text:span></text:span></text:p>
            <text:p text:style-name="P8"> </text:p>
            <text:p text:style-name="P10"><text:span text:style-name="Source_20_Text"><text:span text:style-name="T5">      </text:span></text:span><text:span text:style-name="Source_20_Text"><text:span text:style-name="T4">8</text:span></text:span><text:span text:style-name="T6">             </text:span><text:span text:style-name="Source_20_Text"><text:span text:style-name="T4">8</text:span></text:span><text:span text:style-name="T6">          <text:s text:c="14"/></text:span><text:span text:style-name="Source_20_Text"><text:span text:style-name="T4">1000</text:span></text:span></text:p>
            <text:p text:style-name="P8"> </text:p>
            <text:p text:style-name="P10"><text:span text:style-name="Source_20_Text"><text:span text:style-name="T5">      </text:span></text:span><text:span text:style-name="Source_20_Text"><text:span text:style-name="T4">9</text:span></text:span><text:span text:style-name="T6">             </text:span><text:span text:style-name="Source_20_Text"><text:span text:style-name="T4">9</text:span></text:span><text:span text:style-name="T6">          <text:s text:c="14"/></text:span><text:span text:style-name="Source_20_Text"><text:span text:style-name="T4">1001</text:span></text:span></text:p>
            <text:p text:style-name="P8"> </text:p>
            <text:p text:style-name="P10"><text:span text:style-name="Source_20_Text"><text:span text:style-name="T5">     </text:span></text:span><text:span text:style-name="Source_20_Text"><text:span text:style-name="T4">10</text:span></text:span><text:span text:style-name="T6">             </text:span><text:span text:style-name="Source_20_Text"><text:span text:style-name="T3">A          <text:s text:c="13"/></text:span></text:span><text:span text:style-name="Source_20_Text"><text:span text:style-name="T4">1010</text:span></text:span></text:p>
            <text:p text:style-name="P8"> </text:p>
            <text:p text:style-name="P10"><text:span text:style-name="Source_20_Text"><text:span text:style-name="T5">     </text:span></text:span><text:span text:style-name="Source_20_Text"><text:span text:style-name="T4">11</text:span></text:span><text:span text:style-name="T6">             </text:span><text:span text:style-name="Source_20_Text"><text:span text:style-name="T3">B          <text:s text:c="13"/></text:span></text:span><text:span text:style-name="Source_20_Text"><text:span text:style-name="T4">1011</text:span></text:span></text:p>
            <text:p text:style-name="P8"> </text:p>
            <text:p text:style-name="P10"><text:span text:style-name="Source_20_Text"><text:span text:style-name="T5">     </text:span></text:span><text:span text:style-name="Source_20_Text"><text:span text:style-name="T4">12</text:span></text:span><text:span text:style-name="T6">             </text:span><text:span text:style-name="Source_20_Text"><text:span text:style-name="T3">C          <text:s text:c="13"/></text:span></text:span><text:span text:style-name="Source_20_Text"><text:span text:style-name="T4">1100</text:span></text:span></text:p>
            <text:p text:style-name="P8"> </text:p>
            <text:p text:style-name="P10"><text:span text:style-name="Source_20_Text"><text:span text:style-name="T5">     </text:span></text:span><text:span text:style-name="Source_20_Text"><text:span text:style-name="T4">13</text:span></text:span><text:span text:style-name="T6">             </text:span><text:span text:style-name="Source_20_Text"><text:span text:style-name="T3">D          <text:s text:c="13"/></text:span></text:span><text:span text:style-name="Source_20_Text"><text:span text:style-name="T4">1101</text:span></text:span></text:p>
            <text:p text:style-name="P8"> </text:p>
            <text:p text:style-name="P10"><text:span text:style-name="Source_20_Text"><text:span text:style-name="T5">     </text:span></text:span><text:span text:style-name="Source_20_Text"><text:span text:style-name="T4">14</text:span></text:span><text:span text:style-name="T6">             </text:span><text:span text:style-name="Source_20_Text"><text:span text:style-name="T3">E          <text:s text:c="13"/></text:span></text:span><text:span text:style-name="Source_20_Text"><text:span text:style-name="T4">1110</text:span></text:span></text:p>
            <text:p text:style-name="P8"> </text:p>
            <text:p text:style-name="P10"><text:span text:style-name="Source_20_Text"><text:span text:style-name="T5">     </text:span></text:span><text:span text:style-name="Source_20_Text"><text:span text:style-name="T4">15</text:span></text:span><text:span text:style-name="T6">             </text:span><text:span text:style-name="Source_20_Text"><text:span text:style-name="T3">F          <text:s text:c="13"/></text:span></text:span><text:span text:style-name="Source_20_Text"><text:span text:style-name="T4">1111</text:span></text:span></text:p>
          </table:table-cell>
        </table:table-row>
        <table:table-row>
          <table:table-cell table:style-name="Tabla1.A1" office:value-type="string">
            <text:p text:style-name="P7"/>
          </table:table-cell>
          <table:table-cell table:style-name="Tabla1.A1" office:value-type="string">
            <text:p text:style-name="P9"/>
          </table:table-cell>
        </table:table-row>
        <table:table-row>
          <table:table-cell table:style-name="Tabla1.A1" office:value-type="string">
            <text:p text:style-name="P7"/>
          </table:table-cell>
          <table:table-cell table:style-name="Tabla1.A1" office:value-type="string">
            <text:p text:style-name="P9"/>
          </table:table-cell>
        </table:table-row>
      </table:table>
      <text:p text:style-name="P2"/>
      <text:p text:style-name="P2"/>
      <text:p text:style-name="P2"/>
      <text:p text:style-name="P2"/>
      <text:p text:style-name="P2"/>
      <text:p text:style-name="P2"/>
      <text:p text:style-name="P2"/>
      <text:p text:style-name="P2"/>
      <text:p text:style-name="P2">https://github.com/agavrel/LibftAS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aco" svg:font-family="Monaco, Consolas, 'Bitstream Vera Sans Mono', 'Courier New', Courier, monospace"/>
    <style:font-face style:name="apple-system" svg:font-family="apple-system, BlinkMacSystemFont, 'Segoe UI', Helvetica, Arial, sans-serif, 'Apple Color Emoji', 'Segoe UI Emoji'"/>
    <style:font-face style:name="tahoma" svg:font-family="tahoma, verdana, sans-serif"/>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1T14:28:30.863048091</meta:creation-date>
    <meta:generator>LibreOffice/6.0.7.3$Linux_X86_64 LibreOffice_project/00m0$Build-3</meta:generator>
    <meta:editing-cycles>0</meta:editing-cycles>
    <meta:editing-duration>P0D</meta:editing-duration>
    <meta:document-statistic meta:table-count="2" meta:image-count="0" meta:object-count="0" meta:page-count="4" meta:paragraph-count="171" meta:word-count="1302" meta:character-count="8211" meta:non-whitespace-character-count="6354"/>
  </office:meta>
</office:document-meta>
</file>